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A000000AA30B6F62FB7DE31F1.png" manifest:media-type="image/png"/>
  <manifest:file-entry manifest:full-path="Pictures/10000201000000AA000000AA7F5642F85EA5D1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34cm" svg:y="0.026cm" svg:width="6.205cm" svg:height="6.205cm" draw:z-index="0"><draw:image xlink:href="Pictures/10000201000000AA000000AA7F5642F85EA5D12C.png" xlink:type="simple" xlink:show="embed" xlink:actuate="onLoad"/></draw:frame><draw:frame draw:style-name="fr1" draw:name="Image2" text:anchor-type="paragraph" svg:x="10.788cm" svg:y="0.079cm" svg:width="6.207cm" svg:height="6.207cm" draw:z-index="1"><draw:image xlink:href="Pictures/10000201000000AA000000AA30B6F62FB7DE31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4:11:37.587792003</meta:creation-date>
    <meta:print-date>2017-05-12T14:13:30.442344378</meta:print-date>
    <dc:date>2017-05-12T14:16:02.999651467</dc:date>
    <meta:editing-duration>PT4M2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